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70e" officeooo:paragraph-rsid="001b170e"/>
    </style:style>
    <style:style style:name="P2" style:family="paragraph" style:parent-style-name="Standard">
      <style:text-properties officeooo:paragraph-rsid="001b170e"/>
    </style:style>
    <style:style style:name="P3" style:family="paragraph" style:parent-style-name="Standard">
      <style:text-properties officeooo:rsid="00231d4a" officeooo:paragraph-rsid="00231d4a"/>
    </style:style>
    <style:style style:name="P4" style:family="paragraph" style:parent-style-name="Standard">
      <style:text-properties officeooo:rsid="00231d4a" officeooo:paragraph-rsid="0031913a"/>
    </style:style>
    <style:style style:name="P5" style:family="paragraph" style:parent-style-name="Standard">
      <style:text-properties officeooo:rsid="0024ef19" officeooo:paragraph-rsid="0024ef19"/>
    </style:style>
    <style:style style:name="P6" style:family="paragraph" style:parent-style-name="Standard">
      <style:text-properties officeooo:rsid="00289764" officeooo:paragraph-rsid="00289764"/>
    </style:style>
    <style:style style:name="P7" style:family="paragraph" style:parent-style-name="Standard">
      <style:text-properties officeooo:rsid="002d1bc3" officeooo:paragraph-rsid="002d1bc3"/>
    </style:style>
    <style:style style:name="P8" style:family="paragraph" style:parent-style-name="Standard">
      <style:text-properties officeooo:rsid="002e4d32" officeooo:paragraph-rsid="002e4d32"/>
    </style:style>
    <style:style style:name="P9" style:family="paragraph" style:parent-style-name="Standard">
      <style:text-properties officeooo:paragraph-rsid="002e4d32"/>
    </style:style>
    <style:style style:name="P10" style:family="paragraph" style:parent-style-name="Standard">
      <style:text-properties officeooo:rsid="002b2285" officeooo:paragraph-rsid="002b2285"/>
    </style:style>
    <style:style style:name="P11" style:family="paragraph" style:parent-style-name="Standard">
      <style:text-properties officeooo:paragraph-rsid="002b2285"/>
    </style:style>
    <style:style style:name="P12" style:family="paragraph" style:parent-style-name="Standard">
      <style:text-properties officeooo:paragraph-rsid="002d1bc3"/>
    </style:style>
    <style:style style:name="P13" style:family="paragraph" style:parent-style-name="Standard">
      <style:text-properties officeooo:paragraph-rsid="0031913a"/>
    </style:style>
    <style:style style:name="P14" style:family="paragraph" style:parent-style-name="Heading_20_2">
      <style:text-properties fo:font-weight="bold" officeooo:paragraph-rsid="001b170e"/>
    </style:style>
    <style:style style:name="P15" style:family="paragraph" style:parent-style-name="Heading_20_2">
      <style:text-properties style:font-name="Liberation Serif" fo:font-size="18pt" fo:font-weight="bold" officeooo:rsid="002fdc96" officeooo:paragraph-rsid="002fdc96" style:font-name-asian="Noto Serif CJK SC" style:font-size-asian="18pt" style:font-weight-asian="bold" style:font-name-complex="Lohit Devanagari" style:font-size-complex="18pt" style:font-weight-complex="bold"/>
    </style:style>
    <style:style style:name="P16" style:family="paragraph" style:parent-style-name="Heading_20_2">
      <style:text-properties officeooo:rsid="0031913a" officeooo:paragraph-rsid="0031913a"/>
    </style:style>
    <style:style style:name="P17" style:family="paragraph" style:parent-style-name="Heading_20_2">
      <style:text-properties officeooo:rsid="0031f84f" officeooo:paragraph-rsid="0031f84f"/>
    </style:style>
    <style:style style:name="P18" style:family="paragraph" style:parent-style-name="Text_20_body">
      <style:text-properties officeooo:rsid="0031913a" officeooo:paragraph-rsid="0031913a"/>
    </style:style>
    <style:style style:name="P19" style:family="paragraph" style:parent-style-name="Standard">
      <style:text-properties officeooo:rsid="002fdc96" officeooo:paragraph-rsid="002fdc96"/>
    </style:style>
    <style:style style:name="P20" style:family="paragraph" style:parent-style-name="Standard">
      <style:text-properties officeooo:rsid="002d1bc3" officeooo:paragraph-rsid="002e4d32"/>
    </style:style>
    <style:style style:name="P21" style:family="paragraph" style:parent-style-name="Text_20_body">
      <style:text-properties officeooo:rsid="0034b1e0" officeooo:paragraph-rsid="0034b1e0"/>
    </style:style>
    <style:style style:name="T1" style:family="text">
      <style:text-properties officeooo:rsid="0024ef19"/>
    </style:style>
    <style:style style:name="T2" style:family="text">
      <style:text-properties officeooo:rsid="002b2285"/>
    </style:style>
    <style:style style:name="T3" style:family="text">
      <style:text-properties officeooo:rsid="002d1bc3"/>
    </style:style>
    <style:style style:name="T4" style:family="text">
      <style:text-properties officeooo:rsid="002e4d32"/>
    </style:style>
    <style:style style:name="T5" style:family="text">
      <style:text-properties style:font-name="Liberation Serif" fo:font-size="18pt" fo:font-weight="bold" officeooo:rsid="0031913a" style:font-name-asian="Noto Serif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officeooo:rsid="002fdc96"/>
    </style:style>
    <style:style style:name="T7" style:family="text">
      <style:text-properties officeooo:rsid="001b170e"/>
    </style:style>
    <style:style style:name="T8" style:family="text">
      <style:text-properties officeooo:rsid="00289764"/>
    </style:style>
    <style:style style:name="T9" style:family="text">
      <style:text-properties officeooo:rsid="0031913a"/>
    </style:style>
    <style:style style:name="T10" style:family="text">
      <style:text-properties officeooo:rsid="00231d4a"/>
    </style:style>
    <style:style style:name="T11" style:family="text">
      <style:text-properties officeooo:rsid="0031f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/>
      <text:h text:style-name="P15" text:outline-level="2"/>
      <text:h text:style-name="P15" text:outline-level="2">Кратко о концепции блокчейна</text:h>
      <text:p text:style-name="P1"/>
      <text:p text:style-name="P2"><text:span text:style-name="T6">Б</text:span><text:span text:style-name="T7">локчейн – распределенный реестр, </text:span><text:span text:style-name="T6">в котором уже имеющаяся </text:span><text:span text:style-name="T7">информация не может быть изменена, но</text:span><text:span text:style-name="T6"> </text:span><text:span text:style-name="T7">доступна для просмотра любому участнику системы.</text:span></text:p>
      <text:p text:style-name="P2"/>
      <text:p text:style-name="P19">Данная технология может использоваться не только как платформа для цифровых валют, но и как инструмент для отслеживания и запоминания любой общедоступной информации.</text:p>
      <text:p text:style-name="P2"/>
      <text:p text:style-name="P2">Вся информация шифруется с помощью хеш-функций, каждый последующий блок создает новый хеш с добавлением шифра предыдущего звена. <text:span text:style-name="T6">В сочетании с Proof-of-Work консенсусом это обеспечивает защиту системы от попыток подмены блоков отдельными пользователями / пулами, поскольку создаёт “математическую гонку” между всеми узлами сети в решении общей вычислительной задачи.</text:span></text:p>
      <text:p text:style-name="P2"/>
      <text:h text:style-name="P14" text:outline-level="2">Блокчейн против фейковых фотографий</text:h>
      <text:p text:style-name="Text_20_body"><text:span text:style-name="T6">О</text:span>тдел исследований и разработки The New York Times рассказал, что будет использовать закрытый блокчейн от Hyperledger Fabric, чтобы бороться с фейковыми фотографиями в СМИ.</text:p>
      <text:p text:style-name="Text_20_body">Газета, в частности, собирается хранить «контекстуальные метаданные» фото на блокчейне. Система будет определять, кто, когда, как и где сделал этот контент, а также поддавался ли он изменениям и где он был опубликован.</text:p>
      <text:p text:style-name="Text_20_body">По словам разработчиков, их цель – создать «набор» сигналов, который бы путешествовал за контентом, вне зависимости от того, где он опубликован, включая социальные сети, чаты и т.д.</text:p>
      <text:p text:style-name="Text_20_body">Также СМИ ответило на вопрос: «а при чем тут, вообще, блокчейн». По утверждению The New York Times, данные в блокчейне хранятся <text:span text:style-name="T6">де</text:span>централизованно. То есть, ни одна из структур не имеет полного контроля над ними. А значит, и менять их единолично без знания публики никто не может.</text:p>
      <text:p text:style-name="Text_20_body">К тому же, все данные хранятся в цепочке последовательных блоков. И благодаря этому изменения в контенте можно легко отследить.</text:p>
      <text:h text:style-name="P16" text:outline-level="2">Мысли по реализации</text:h>
      <text:p text:style-name="P8">как вести архив новостей из разных источников?</text:p>
      <text:p text:style-name="P3"/>
      <text:p text:style-name="P3">1) парсинг <text:span text:style-name="T1">новостных </text:span>с<text:span text:style-name="T1">айтов → выделение текстов статей → хеш?</text:span></text:p>
      <text:p text:style-name="P5">2) добавление пары (ссылка, хеш) в блокчейн</text:p>
      <text:p text:style-name="P5">3) алгоритм майнинга, PoW консенсус?</text:p>
      <text:h text:style-name="Heading_20_2" text:outline-level="2"><text:soft-page-break/><text:span text:style-name="T5">На что обратить внимание</text:span>?</text:h>
      <text:p text:style-name="P3"/>
      <text:p text:style-name="P13"><text:span text:style-name="T10">- Общ</text:span><text:span text:style-name="T9">ий журнал</text:span><text:span text:style-name="T10"> - </text:span><text:span text:style-name="T9">р</text:span><text:span text:style-name="T10">аспределенная </text:span><text:span text:style-name="T9">по принципу </text:span><text:span text:style-name="T10">“только с добавлением” система записей, совместно используемая бизнес-сеть, обеспечивающая </text:span><text:span text:style-name="T9">прозрачность транзакций</text:span><text:span text:style-name="T10"> для всех </text:span><text:span text:style-name="T9">у</text:span><text:span text:style-name="T10">частников.</text:span></text:p>
      <text:p text:style-name="P4"/>
      <text:p text:style-name="P13"><text:span text:style-name="T10">- Смарт-контракт</text:span><text:span text:style-name="T11">ы</text:span><text:span text:style-name="T10"> - </text:span><text:span text:style-name="T9">в</text:span><text:span text:style-name="T10">строенные условия в </text:span><text:span text:style-name="T11">журнале</text:span><text:span text:style-name="T10"> транзакций, выпол</text:span><text:span text:style-name="T9">няющиеся </text:span><text:span text:style-name="T10">с транзакциями, для которых они применяются</text:span></text:p>
      <text:p text:style-name="P4"/>
      <text:p text:style-name="P4">- <text:span text:style-name="T11">Безопасность</text:span> - <text:span text:style-name="T11">т</text:span>ранзакции надежны, аутентичны, привязаны и поддаются проверке.</text:p>
      <text:p text:style-name="P4"/>
      <text:p text:style-name="P4">- Прозрачность - Все участники сети осведомлены обо всех транзакциях.</text:p>
      <text:p text:style-name="P3"/>
      <text:h text:style-name="Heading_20_2" text:outline-level="2">Идея: проект в виде расширения для браузера</text:h>
      <text:p text:style-name="P10">Опен-сорс расширение типа “анти-фейк”, позволяющее для каждой новости проследить ее историю в блокчейне. </text:p>
      <text:p text:style-name="P11"><text:span text:style-name="T6">Реализуется</text:span><text:span text:style-name="T2"> </text:span><text:span text:style-name="T8">с возможностью </text:span><text:span text:style-name="T2">пользовательского </text:span><text:span text:style-name="T8">голосования (как </text:span><text:span text:style-name="T2">рейтинг сайтов </text:span><text:span text:style-name="T8">в яндекс браузере).</text:span></text:p>
      <text:p text:style-name="P9"/>
      <text:p text:style-name="P20">Каждый пользователь расширения – узел сети. </text:p>
      <text:p text:style-name="P9"/>
      <text:p text:style-name="P9"><text:span text:style-name="T4">М</text:span><text:span text:style-name="T3">айнинг – опционально, </text:span><text:span text:style-name="T4">типа майнинг в браузере</text:span><text:span text:style-name="T3">. </text:span></text:p>
      <text:p text:style-name="P7"><text:span text:style-name="T4">1) </text:span>Без вознаграждения, на добровольной основе. </text:p>
      <text:p text:style-name="P12"><text:span text:style-name="T4">2) </text:span><text:span text:style-name="T3">Либо </text:span><text:span text:style-name="T9">с</text:span><text:span text:style-name="T3">истем</text:span><text:span text:style-name="T9">а</text:span><text:span text:style-name="T3"> вознаграждения для майнеров </text:span><text:span text:style-name="T6">(</text:span><text:span text:style-name="T4">какой-то смарт-контракт?</text:span><text:span text:style-name="T6">)</text:span></text:p>
      <text:p text:style-name="P7"><text:span text:style-name="T4">3) </text:span>Либо вовсе отойти от PoW и посмотреть альтернативы ему.</text:p>
      <text:p text:style-name="P6"/>
      <text:h text:style-name="P16" text:outline-level="2">Стек технологий</text:h>
      <text:p text:style-name="P21">Python (flask)</text:p>
      <text:p text:style-name="P21">JavaScript?</text:p>
      <text:p text:style-name="P18">другое…?</text:p>
      <text:p text:style-name="P18"/>
      <text:h text:style-name="P17" text:outline-level="2">Литература (будет дополняться)</text:h>
      <text:p text:style-name="P18"><text:a xlink:type="simple" xlink:href="https://www.ibm.com/blockchain/industries/advertising-media" text:style-name="Internet_20_link" text:visited-style-name="Visited_20_Internet_20_Link">https://www.ibm.com/blockchain/industries/advertising-media</text:a></text:p>
      <text:p text:style-name="P18"><text:a xlink:type="simple" xlink:href="https://letknow.news/publications/mozhet-li-blokcheyn-poborot-feykovye-novosti-27164.html" text:style-name="Internet_20_link" text:visited-style-name="Visited_20_Internet_20_Link">https://letknow.news/publications/mozhet-li-blokcheyn-poborot-feykovye-novosti-27164.html</text:a></text:p>
      <text:p text:style-name="P18"><text:a xlink:type="simple" xlink:href="https://ruscoins.info/news/blokchejn-v-2021-ostanovit-fejkovye-novosti-saxo-bank-27978/" text:style-name="Internet_20_link" text:visited-style-name="Visited_20_Internet_20_Link">https://ruscoins.info/news/blokchejn-v-2021-ostanovit-fejkovye-novosti-saxo-bank-27978/</text:a></text:p>
      <text:p text:style-name="P18"><text:a xlink:type="simple" xlink:href="https://habr.com/ru/company/wirex/blog/398123/" text:style-name="Internet_20_link" text:visited-style-name="Visited_20_Internet_20_Link">https://habr.com/ru/company/wirex/blog/398123/</text:a></text:p>
      <text:p text:style-name="P18"><text:a xlink:type="simple" xlink:href="https://proglib.io/p/smart-contract" text:style-name="Internet_20_link" text:visited-style-name="Visited_20_Internet_20_Link">https://proglib.io/p/smart-contract</text:a></text:p>
      <text:p text:style-name="P18"><text:soft-page-break/><text:a xlink:type="simple" xlink:href="https://proglib.io/p/blockchain" text:style-name="Internet_20_link" text:visited-style-name="Visited_20_Internet_20_Link">https://proglib.io/p/blockchain</text:a></text:p>
      <text:p text:style-name="P18"><text:a xlink:type="simple" xlink:href="https://tproger.ru/translations/blockchain-explained/" text:style-name="Internet_20_link" text:visited-style-name="Visited_20_Internet_20_Link">https://tproger.ru/translations/blockchain-explained/</text:a></text:p>
      <text:p text:style-name="P18"><text:a xlink:type="simple" xlink:href="https://habr.com/ru/post/323128/" text:style-name="Internet_20_link" text:visited-style-name="Visited_20_Internet_20_Link">https://habr.com/ru/post/323128/</text:a></text:p>
      <text:p text:style-name="P18"><text:a xlink:type="simple" xlink:href="https://habr.com/ru/company/waves/blog/451796/" text:style-name="Internet_20_link" text:visited-style-name="Visited_20_Internet_20_Link">https://habr.com/ru/company/waves/blog/451796/</text:a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1:59:45.382604183</meta:creation-date>
    <dc:date>2021-02-24T19:54:00.409767392</dc:date>
    <meta:editing-duration>P1DT4H33M49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3" meta:paragraph-count="42" meta:word-count="419" meta:character-count="3458" meta:non-whitespace-character-count="3073"/>
  </office:meta>
</office:document-meta>
</file>